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6pt" officeooo:rsid="00187606" officeooo:paragraph-rsid="00187606" style:font-size-asian="16pt" style:font-size-complex="16pt"/>
    </style:style>
    <style:style style:name="P2" style:family="paragraph" style:parent-style-name="Standard">
      <style:paragraph-properties fo:text-align="end" style:justify-single-word="false" style:writing-mode="rl-tb"/>
      <style:text-properties fo:font-size="16pt" officeooo:rsid="00191009" officeooo:paragraph-rsid="00191009" style:font-size-asian="16pt" style:font-size-complex="16pt"/>
    </style:style>
    <style:style style:name="P3" style:family="paragraph" style:parent-style-name="Preformatted_20_Text">
      <style:paragraph-properties fo:text-align="end" style:justify-single-word="false" style:writing-mode="rl-tb"/>
      <style:text-properties fo:color="#000000" style:font-name="DejaVu Sans Mono" fo:font-size="11.3000001907349pt" officeooo:rsid="00191009" officeooo:paragraph-rsid="00191009" style:font-size-asian="16pt" style:font-size-complex="16pt"/>
    </style:style>
    <style:style style:name="P4" style:family="paragraph" style:parent-style-name="Preformatted_20_Text">
      <style:paragraph-properties fo:margin-top="0in" fo:margin-bottom="0.1965in" loext:contextual-spacing="false"/>
      <style:text-properties fo:color="#000000" style:font-name="DejaVu Sans Mono" fo:font-size="11.3000001907349pt"/>
    </style:style>
    <style:style style:name="P5" style:family="paragraph" style:parent-style-name="Preformatted_20_Text">
      <style:text-properties fo:color="#000000"/>
    </style:style>
    <style:style style:name="P6" style:family="paragraph" style:parent-style-name="Standard">
      <style:paragraph-properties fo:text-align="end" style:justify-single-word="false" style:writing-mode="rl-tb"/>
      <style:text-properties fo:font-size="16pt" officeooo:rsid="00187606" officeooo:paragraph-rsid="00187606" style:font-size-asian="16pt" style:font-size-complex="16pt"/>
    </style:style>
    <style:style style:name="P7" style:family="paragraph" style:parent-style-name="Standard">
      <style:paragraph-properties fo:text-align="end" style:justify-single-word="false" style:writing-mode="rl-tb"/>
      <style:text-properties fo:font-size="16pt" officeooo:rsid="001b9af4" officeooo:paragraph-rsid="001b9af4" style:font-size-asian="16pt" style:font-size-complex="16pt"/>
    </style:style>
    <style:style style:name="P8" style:family="paragraph" style:parent-style-name="Standard">
      <style:paragraph-properties fo:text-align="end" style:justify-single-word="false" style:writing-mode="rl-tb"/>
      <style:text-properties fo:font-size="16pt" officeooo:rsid="001b9af4" officeooo:paragraph-rsid="001d2fdf" style:font-size-asian="16pt" style:font-size-complex="16pt"/>
    </style:style>
    <style:style style:name="T1" style:family="text">
      <style:text-properties officeooo:rsid="0019bcf3"/>
    </style:style>
    <style:style style:name="T2" style:family="text">
      <style:text-properties fo:color="#000080" fo:font-weight="bold"/>
    </style:style>
    <style:style style:name="T3" style:family="text">
      <style:text-properties fo:color="#000080" style:font-name="DejaVu Sans Mono" fo:font-size="11.3000001907349pt" fo:font-weight="bold"/>
    </style:style>
    <style:style style:name="T4" style:family="text">
      <style:text-properties style:font-name="DejaVu Sans Mono" fo:font-size="11.3000001907349pt"/>
    </style:style>
    <style:style style:name="T5" style:family="text">
      <style:text-properties fo:color="#660e7a" style:font-name="DejaVu Sans Mono" fo:font-size="11.3000001907349pt" fo:font-weight="bold"/>
    </style:style>
    <style:style style:name="T6" style:family="text">
      <style:text-properties officeooo:rsid="001d2fdf"/>
    </style:style>
    <style:style style:name="T7" style:family="text">
      <style:text-properties fo:color="#800000" officeooo:rsid="001d2f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ead نام یک عملگر است که که در جاوااسکریپت ۶ اضافه شده است مثال هایی از کارهایی که با این عملگر می شود انجام داد در فایل مجاور هست <text:s/>نکته ای که هست این است که اگر خط فرمان را باز کنیم و دستور </text:p>
      <text:p text:style-name="P1">node spread.js را بزنیم اجرا نمی شود و خطا می گیرد ظاهرا خط فرمان ما برعکس خط فرمان اندرو جاوااسکریپت ۶ را نمی شناسد برای اجرای کدهای فوق تمام ان را به یک باره کپی کن و در کنسول مرورگر کپی کن <text:s/>و اینتر بزن و شاید نیاز باشد چند ثانیه صبر کنی تا خروجی ها دیده شوند . ظاهرا مرورگر ما جاوااسکریپت ۶ را میشناسد.</text:p>
      <text:p text:style-name="P7">وقتی می خواستم با ریداکس کار کنم چون در ریداکس به این عملگر spread نیاز داریم با مشکل شناخته نبودن … مواجه شدم برای رفع این مشکل ابتدا می خواستم ورژن node ای که روی سیستمم نصب است را افزایش دهم اما بعد فهمیدم که به این ربطی ندارد <text:s/>و در واقع یک افزونه ی بابل باید نصب شود تا کار رو بگیرد. برای انجام این کارابتدا افزونه را نصب می کنیم.</text:p>
      <text:p text:style-name="P7">نصب افزونه:<text:line-break/></text:p>
      <text:p text:style-name="P7">npm install --save-dev babel-plugin-transform-object-rest-spread</text:p>
      <text:p text:style-name="P1"/>
      <text:p text:style-name="P7">سپس در فایل .babelrc این را اضافه می کنیم تا به این شکل در بیاید:<text:line-break/><text:line-break/>{</text:p>
      <text:p text:style-name="P7"><text:s text:c="2"/>"presets": ["babel-preset-env", "react"],</text:p>
      <text:p text:style-name="P7"><text:s text:c="2"/>"plugins": ["transform-object-rest-spread"]</text:p>
      <text:p text:style-name="P7">}<text:line-break/></text:p>
      <text:p text:style-name="P8">دیگر همین بود حالا دیگر babel این عملگر … را هم میشناسد . </text:p>
      <text:p text:style-name="P8"><text:span text:style-name="T7">هشدار</text:span><text:span text:style-name="T6">: استیون در boilder هایی که استفاده می کند و من هم دانلودشان کرده ام از چیزی به نام stage-1 استفاده کرده و در جایی دیدم که برای رفع این مشکل stage-2 را پیشنهاد کرده بودند . ممکن است راه حل من که در فوق به ان اشاره کرده ام راه حل پایانی نباشد و هنوز نیاز باشد تا روش استیون را برویم در هر حال در ان صورت هم یه سرچ ساده نیاز است.</text:span><text:line-break/></text:p>
      <text:p text:style-name="P1"/>
      <text:p text:style-name="P1"/>
      <text:p text:style-name="P2">یکی از کاربرد های این عملگر به نظرم این است که وقتی قرار باشد دو ارایه با هم ادغام شوند به کار می اید گمان می کنم که هربار که نیاز باشد ارایه ای درون ارایه ی دیگر قرار بگیرد باید سریع ذهن من سمت این مطلب برود که احتمالا باید از این عملگر استفاده کنم تا ارایه ای که قرار است داخل برود را باز کند و از ارایه در ارایه شدن جلوگیری کند <text:span text:style-name="T1">مثلا دیده ام هم اندرو هم استیون اینکار برای اضافه کردن به state انجام می دهند state را گسترش </text:span><text:soft-page-break/><text:span text:style-name="T1">می دهند (spread می کنند ) و در کنار عنصر دیگر درون state قرار می دهند که این عمل موجب می شود state بزرگتر شود مثال از اندرو:</text:span></text:p>
      <text:p text:style-name="P2"/>
      <text:p text:style-name="P2"/>
      <text:p text:style-name="P3"><text:span text:style-name="T2">this</text:span>.setState({</text:p>
      <text:p text:style-name="P5"><text:s text:c="4"/><text:span text:style-name="T5">todos</text:span><text:span text:style-name="T4">: [</text:span></text:p>
      <text:p text:style-name="P5"><text:s text:c="8"/><text:span text:style-name="T4">...</text:span><text:span text:style-name="T3">this</text:span><text:span text:style-name="T4">.</text:span><text:span text:style-name="T5">state</text:span><text:span text:style-name="T4">.</text:span><text:span text:style-name="T5">todos</text:span><text:span text:style-name="T4">,</text:span></text:p>
      <text:p text:style-name="P5"><text:s text:c="8"/><text:span text:style-name="T4">{</text:span></text:p>
      <text:p text:style-name="P5"><text:s text:c="12"/><text:span text:style-name="T5">id</text:span><text:span text:style-name="T4">:uuid(),</text:span></text:p>
      <text:p text:style-name="P5"><text:s text:c="12"/><text:span text:style-name="T5">text</text:span><text:span text:style-name="T4">:text</text:span></text:p>
      <text:p text:style-name="P5"><text:s text:c="8"/><text:span text:style-name="T4">}</text:span></text:p>
      <text:p text:style-name="P5"><text:s text:c="4"/><text:span text:style-name="T4">]</text:span></text:p>
      <text:p text:style-name="P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21T11:21:54.236568697</dc:date>
    <meta:editing-duration>PT4H56M10S</meta:editing-duration>
    <meta:editing-cycles>24</meta:editing-cycles>
    <meta:generator>LibreOffice/5.1.6.2$Linux_X86_64 LibreOffice_project/10m0$Build-2</meta:generator>
    <meta:document-statistic meta:table-count="0" meta:image-count="0" meta:object-count="0" meta:page-count="2" meta:paragraph-count="21" meta:word-count="431" meta:character-count="2129" meta:non-whitespace-character-count="1651"/>
  </office:meta>
</office:document-meta>
</file>